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4BF0000011EB72524B56779D6A3.png" manifest:media-type="image/png"/>
  <manifest:file-entry manifest:full-path="Pictures/100000000000021300000063712AA40A0B64532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0.64cm" fo:min-width="0.982cm"/>
    </style:style>
    <style:style style:name="gr5" style:family="graphic" style:parent-style-name="objectwithoutfill">
      <style:graphic-properties svg:stroke-width="0.081cm" svg:stroke-color="#ce181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2.003cm" fo:min-width="1.712cm" fo:padding-top="0.165cm" fo:padding-bottom="0.165cm" fo:padding-left="0.29cm" fo:padding-right="0.29cm"/>
    </style:style>
    <style:style style:name="gr7" style:family="graphic" style:parent-style-name="standard">
      <style:graphic-properties draw:stroke="none" draw:fill-color="#ffffff" draw:opacity="94%" draw:textarea-horizontal-align="justify" draw:textarea-vertical-align="middle" draw:auto-grow-height="false" fo:min-height="0.64cm" fo:min-width="0.982cm"/>
    </style:style>
    <style:style style:name="gr8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572cm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4cm" fo:min-width="1.944cm"/>
    </style:style>
    <style:style style:name="gr10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0.674cm"/>
    </style:style>
    <style:style style:name="gr11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029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871cm" fo:padding-top="0.165cm" fo:padding-bottom="0.165cm" fo:padding-left="0.29cm" fo:padding-right="0.29cm"/>
    </style:style>
    <style:style style:name="gr13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1.13cm"/>
    </style:style>
    <style:style style:name="gr14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0.882cm"/>
    </style:style>
    <style:style style:name="gr15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256cm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711cm" fo:min-width="3.924cm"/>
    </style:style>
    <style:style style:name="gr17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1.269cm"/>
    </style:style>
    <style:style style:name="gr18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98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826cm" fo:padding-top="0.165cm" fo:padding-bottom="0.165cm" fo:padding-left="0.29cm" fo:padding-right="0.29cm"/>
    </style:style>
    <style:style style:name="gr20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2.675cm"/>
    </style:style>
    <style:style style:name="gr21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502cm" fo:padding-top="0.165cm" fo:padding-bottom="0.165cm" fo:padding-left="0.29cm" fo:padding-right="0.29cm"/>
    </style:style>
    <style:style style:name="gr22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3.87cm"/>
    </style:style>
    <style:style style:name="gr23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1.525cm"/>
    </style:style>
    <style:style style:name="gr24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08cm" fo:padding-top="0.165cm" fo:padding-bottom="0.165cm" fo:padding-left="0.29cm" fo:padding-right="0.29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4.845cm"/>
    </style:style>
    <style:style style:name="gr27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3.928cm"/>
    </style:style>
    <style:style style:name="gr28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1.915cm" fo:min-width="3.09cm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2.982cm" fo:padding-top="0.165cm" fo:padding-bottom="0.165cm" fo:padding-left="0.29cm" fo:padding-right="0.29cm"/>
    </style:style>
    <style:style style:name="gr30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3.945cm"/>
    </style:style>
    <style:style style:name="gr31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4cm" fo:min-width="11.385cm"/>
    </style:style>
    <style:style style:name="gr32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1.915cm" fo:min-width="4.413cm" fo:padding-top="0.165cm" fo:padding-bottom="0.165cm" fo:padding-left="0.29cm" fo:padding-right="0.29cm"/>
    </style:style>
    <style:style style:name="gr33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7.679cm"/>
    </style:style>
    <style:style style:name="gr34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2.831cm" fo:min-width="12.307cm" fo:padding-top="0.165cm" fo:padding-bottom="0.165cm" fo:padding-left="0.29cm" fo:padding-right="0.29cm"/>
    </style:style>
    <style:style style:name="gr35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711cm" fo:min-width="4.596cm"/>
    </style:style>
    <style:style style:name="gr36" style:family="graphic" style:parent-style-name="standard">
      <style:graphic-properties draw:stroke="none" draw:fill="none" fo:min-height="1.103cm"/>
    </style:style>
    <style:style style:name="gr37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9cm" fo:min-width="2.604cm" fo:padding-top="0.165cm" fo:padding-bottom="0.165cm" fo:padding-left="0.29cm" fo:padding-right="0.29cm"/>
    </style:style>
    <style:style style:name="gr38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711cm" fo:min-width="16.769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5.813cm" style:use-optimal-column-width="false"/>
    </style:style>
    <style:style style:name="co2" style:family="table-column">
      <style:table-column-properties style:column-width="4.706cm" style:use-optimal-column-width="false"/>
    </style:style>
    <style:style style:name="co3" style:family="table-column">
      <style:table-column-properties style:column-width="4.705cm" style:use-optimal-column-width="false"/>
    </style:style>
    <style:style style:name="ro1" style:family="table-row">
      <style:table-row-properties style:row-height="1.695cm"/>
    </style:style>
    <style:style style:name="ce1" style:family="table-cell">
      <loext:graphic-properties draw:fill="none"/>
      <style:paragraph-properties fo:border="0.03pt solid #000000"/>
      <style:text-properties fo:font-size="18pt" style:font-size-asian="18pt" style:font-size-complex="18pt"/>
    </style:style>
    <style:style style:name="ce2" style:family="table-cell">
      <loext:graphic-properties draw:fill="none"/>
      <style:paragraph-properties fo:border="0.03pt solid #000000"/>
      <style:text-properties style:font-name="Ubuntu Mono"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 draw:opacity="85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 draw:opacity="94%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loext:graphic-properties draw:fill-color="#7da7d8" draw:opacity="44%"/>
      <style:paragraph-properties fo:text-align="center"/>
    </style:style>
    <style:style style:name="P11" style:family="paragraph">
      <loext:graphic-properties draw:fill="none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1"/>
    </style:style>
    <style:style style:name="T7" style:family="text">
      <style:text-properties style:font-name="Ubuntu Mono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32pt" fo:language="en" fo:country="US" fo:font-style="normal" fo:text-shadow="none" style:text-underline-style="none" fo:font-weight="normal" style:letter-kerning="true" fo:background-color="transparent" style:font-name-asian="Ubuntu Mono1" style:font-size-asian="32pt" style:font-style-asian="normal" style:font-weight-asian="normal" style:font-name-complex="Ubuntu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/>
    </style:style>
    <style:style style:name="T12" style:family="text">
      <style:text-properties fo:language="de" fo:country="DE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de" fo:country="DE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Ubuntu Mono" fo:language="en" fo:country="US"/>
    </style:style>
    <style:style style:name="T16" style:family="text">
      <style:text-properties style:font-name="Liberation Serif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Ubuntu Mono" fo:font-size="18pt" style:font-size-asian="18pt" style:font-size-complex="18pt"/>
    </style:style>
    <style:style style:name="T2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nhalt</text:p>
          </draw:text-box>
        </draw:frame>
        <draw:frame presentation:style-name="pr2" draw:layer="layout" svg:width="12.57cm" svg:height="9.134cm" svg:x="1.4cm" svg:y="3.685cm" presentation:class="outline" presentation:user-transformed="true">
          <draw:text-box>
            <text:list text:style-name="L2">
              <text:list-item>
                <text:p>Grundlagen</text:p>
                <text:list>
                  <text:list-item>
                    <text:p>Seiteneffekte</text:p>
                  </text:list-item>
                  <text:list-item>
                    <text:p>Pure Funktionen</text:p>
                  </text:list-item>
                  <text:list-item>
                    <text:p>ImmutableValues</text:p>
                  </text:list-item>
                </text:list>
              </text:list-item>
              <text:list-item>
                <text:p>Datenstrukturen</text:p>
                <text:list>
                  <text:list-item>
                    <text:p>Tuples</text:p>
                  </text:list-item>
                  <text:list-item>
                    <text:p>Linked List</text:p>
                  </text:list-item>
                  <text:list-item>
                    <text:p>Queuing</text:p>
                  </text:list-item>
                </text:list>
              </text:list-item>
            </text:list>
          </draw:text-box>
        </draw:frame>
        <draw:frame presentation:style-name="pr2" draw:layer="layout" svg:width="12.57cm" svg:height="9.134cm" svg:x="14cm" svg:y="3.685cm" presentation:class="outline" presentation:user-transformed="true">
          <draw:text-box>
            <text:list text:style-name="L2">
              <text:list-item>
                <text:p>Praktische Konzepte</text:p>
                <text:list>
                  <text:list-item>
                    <text:p>Lazy Evaluation</text:p>
                  </text:list-item>
                  <text:list-item>
                    <text:p>Either</text:p>
                  </text:list-item>
                  <text:list-item>
                    <text:p>Try</text:p>
                  </text:list-item>
                  <text:list-item>
                    <text:p>Pattern Matching</text:p>
                  </text:list-item>
                  <text:list-item>
                    <text:p>Property Te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inführung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„Generally we are observing a convergence of programming languages. Good features make it, other disappear. But Java is different, it is bound forever to be backward compatible. That is a strength but also slows down evolution.“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Seiteneffekt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Unvermeidbar:</text:p>
                <text:list>
                  <text:list-item>
                    <text:p>Dateien schreiben</text:p>
                  </text:list-item>
                  <text:list-item>
                    <text:p>Log output</text:p>
                  </text:list-item>
                  <text:list-item>
                    <text:p>DB Insert</text:p>
                  </text:list-item>
                </text:list>
              </text:list-item>
              <text:list-item>
                <text:p>Vermeidbar:</text:p>
                <text:list>
                  <text:list-item>
                    <text:p>Variablen wiederverwenden</text:p>
                  </text:list-item>
                  <text:list-item>
                    <text:p>Element zu Collections hinzufügen</text:p>
                  </text:list-item>
                  <text:list-item>
                    <text:p>Kontrollfluss mit Checked Exceptions</text:p>
                  </text:list-item>
                </text:list>
              </text:list-item>
              <text:list-item>
                <text:p>Warnsignal: void retur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Pure Funktione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ine pure Funktion liefert bei gleichen Parametern immer das selbe Ergebnis (Referenzielle Transparenz)</text:p>
              </text:list-item>
              <text:list-item>
                <text:p>Beispiel: Math.max(1, 2)</text:p>
              </text:list-item>
              <text:list-item>
                <text:p>Gegenbeispiel: Math.random()</text:p>
              </text:list-item>
              <text:list-item>
                <text:p>These: Ein Programm aus puren Funktionen, welches kompiliert, funktioniert höchstwahrscheinlich auch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mmutable Values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Immer Thread-safe</text:p>
              </text:list-item>
              <text:list-item>
                <text:p>equals() und hashcode() können sich nicht ändern</text:p>
              </text:list-item>
              <text:list-item>
                <text:p>Machen cloning überflüssig</text:p>
              </text:list-item>
              <text:list-item>
                <text:p><text:span text:style-name="T2">These: Java Programme werden besser, wenn man ausschließlich </text:span>Immutable Values und pure Funktionen verwendet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Überblick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4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4" draw:text-style-name="P5" draw:layer="layout" svg:width="1.578cm" svg:height="0.986cm" svg:x="5.6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5.758cm" svg:y1="10.744cm" svg:x2="7.136cm" svg:y2="11.684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ples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custom-shape draw:style-name="gr6" draw:text-style-name="P3" draw:layer="layout" svg:width="2.54cm" svg:height="2.581cm" svg:x="1.972cm" svg:y="5.487cm">
          <text:p text:style-name="P6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4" draw:text-style-name="P5" draw:layer="layout" svg:width="1.578cm" svg:height="0.986cm" svg:x="5.6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n</text:span>-Tupel sind eine geordnete Zusammenfassung von <text:line-break/><text:span text:style-name="T4">n</text:span> Objekten </text:p>
              </text:list-item>
              <text:list-item>
                <text:p><text:span text:style-name="T5">Die </text:span><text:span text:style-name="T6">3-Tupel</text:span><text:span text:style-name="T7"> (1, "one", true)</text:span> und <text:span text:style-name="T7">(2, "two", false)</text:span> <text:line-break/>sind Elemente des Wertebereichs <text:line-break/><text:span text:style-name="T7">Integer x String x Boolean</text:span></text:p>
              </text:list-item>
              <text:list-item>
                <text:p><text:span text:style-name="T5">Tupel sind u.a. das natürliche Ergebnis von Funktionen mit mehren Ergebniswerten, z.B.:</text:span><text:span text:style-name="T5"><text:line-break/></text:span><text:span text:style-name="T8">f: Error → </text:span><text:span text:style-name="T7">EmailAddress x Message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beinhaltet Tupel-Klassen der Größe 0..8</text:p>
              </text:list-item>
              <text:list-item>
                <text:p>basierend auf public final fields</text:p>
              </text:list-item>
              <text:list-item>
                <text:p>Tupel-Klassen beinhalten u.a.:</text:p>
                <text:list>
                  <text:list-item>
                    <text:p>equals, hashcode, toString "(1, true)"</text:p>
                  </text:list-item>
                  <text:list-item>
                    <text:p>Comparable, Serializable</text:p>
                  </text:list-item>
                  <text:list-item>
                    <text:p><text:span text:style-name="T9">diverse Methoden </text:span><text:span text:style-name="T10">»</text:span><text:span text:style-name="T7"> Tuples.ja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mmutable <text:span text:style-name="T1">Linked</text:span> List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7" draw:text-style-name="P8" draw:layer="layout" svg:width="1.578cm" svg:height="0.986cm" svg:x="5.659cm" svg:y="10.7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.27cm" svg:height="1.216cm" svg:x="7.142cm" svg:y="10.66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mmutable <text:span text:style-name="T1">Linked</text:span> Lis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Vavr beinhaltet eine </text:span>Immutable Linked List mit explizitem Zugriff auf Head und Tail (Objekte!)</text:p>
              </text:list-item>
              <text:list-item>
                <text:p>Warum brauchen wir das?</text:p>
                <text:list>
                  <text:list-item>
                    <text:p>Rekursive Listenoperationen basierend auf Head und Tail mit Java Collections sind ineffizient</text:p>
                  </text:list-item>
                  <text:list-item>
                    <text:p>Das Arbeiten mit Java‘s ImmutableCollections ist umständlich und ineffizient (z.B. logisches Einfügen)</text:p>
                  </text:list-item>
                </text:list>
              </text:list-item>
            </text:list>
            <text:list text:style-name="L3">
              <text:list-item>
                <text:p><text:span text:style-name="T7">ListComparison.java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custom-shape draw:style-name="gr10" draw:text-style-name="P10" draw:layer="layout" svg:width="1.27cm" svg:height="0.986cm" svg:x="7.157cm" svg:y="10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2.629cm" svg:x="1.4cm" svg:y="0.628cm" presentation:class="title">
          <draw:text-box>
            <text:p><text:span text:style-name="T1">Immutable Queuing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custom-shape draw:style-name="gr11" draw:text-style-name="P9" draw:layer="layout" svg:width="1.727cm" svg:height="1.216cm" svg:x="9.957cm" svg:y="10.66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1.27cm" svg:height="0.986cm" svg:x="7.159cm" svg:y="10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mmutable Queuing</text:span>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Arbeiten mit </text:span><text:span text:style-name="T1">Queues </text:span><text:span text:style-name="T12">basiert üblicherweise auf Mutation</text:span></text:p>
              </text:list-item>
              <text:list-item>
                <text:p><text:span text:style-name="T13">VAVR bietet ein funktionales </text:span><text:span text:style-name="T1">Queuing-Konzept</text:span></text:p>
              </text:list-item>
            </text:list>
            <text:list text:style-name="L3">
              <text:list-item>
                <text:p><text:span text:style-name="T14">QueueJava.java, </text:span><text:span text:style-name="T15">QueueVavr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Lazy Evaluation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12" draw:text-style-name="P9" draw:layer="layout" svg:width="1.569cm" svg:height="1.216cm" svg:x="12.356cm" svg:y="6.85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draw:layer="layout" svg:width="1.726cm" svg:height="0.986cm" svg:x="9.9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1.27cm" svg:height="0.986cm" svg:x="7.1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727cm" svg:height="1.216cm" svg:x="8.312cm" svg:y="10.66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Lazy Evaluatio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swertung bei Bedarf</text:p>
              </text:list-item>
              <text:list-item>
                <text:p>Lazy = Supplier mit Speicherfunktion</text:p>
              </text:list-item>
              <text:list-item>
                <text:p>Ermöglicht "unendliche" Streams</text:p>
              </text:list-item>
            </text:list>
            <text:list text:style-name="L3">
              <text:list-item>
                <text:p><text:span text:style-name="T7">LazyEvaluation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Option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14" draw:text-style-name="P10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1.954cm" svg:height="1.216cm" svg:x="17.858cm" svg:y="6.85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onade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4">
              <text:list-item>
                <text:p><text:s/>Wert (<text:span text:style-name="T16">t in T</text:span>) in Kontext (<text:span text:style-name="T16">M</text:span>) geschrieben<text:span text:style-name="T16"> M(T)</text:span></text:p>
              </text:list-item>
            </text:list>
            <text:list text:style-name="L5">
              <text:list-item>
                <text:list>
                  <text:list-item>
                    <text:p><text:span text:style-name="T7">Option&lt;T&gt; = None | Some&lt;T&gt;</text:span></text:p>
                  </text:list-item>
                </text:list>
              </text:list-item>
            </text:list>
            <text:list text:style-name="L4">
              <text:list-item>
                <text:p><text:s/>Einheitsfunktion: <text:span text:style-name="T16">T → M(T)</text:span></text:p>
              </text:list-item>
            </text:list>
            <text:list text:style-name="L5">
              <text:list-item>
                <text:list>
                  <text:list-item>
                    <text:p><text:span text:style-name="T7">option = Option.of(t);</text:span></text:p>
                  </text:list-item>
                </text:list>
              </text:list-item>
            </text:list>
            <text:list text:style-name="L4">
              <text:list-item>
                <text:p><text:s/>bind-Operation: <text:span text:style-name="T16">M(T) x (T→M(T)) → M(T)</text:span></text:p>
              </text:list-item>
            </text:list>
            <text:list text:style-name="L5">
              <text:list-item>
                <text:list>
                  <text:list-item>
                    <text:p><text:span text:style-name="T17">optionB</text:span><text:span text:style-name="T18"> = optionA.flatMap(f)</text:span><text:span text:style-name="T9"> wobei </text:span></text:p>
                  </text:list-item>
                  <text:list-item>
                    <text:p><text:span text:style-name="T17">Function</text:span><text:span text:style-name="T18">&lt;T, Option&lt;T&gt; f = t → ...</text:span><text:span text:style-name="T7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p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Häufig gibt es einen Funktor, der es ermöglicht eine Funktion auf Werte <text:span text:style-name="T19">im Kontext</text:span> anzuwenden.</text:p>
              </text:list-item>
              <text:list-item>
                <text:p><text:span text:style-name="T20">M(T) x (T→T) → M(T)</text:span></text:p>
                <text:list>
                  <text:list-item>
                    <text:p><text:span text:style-name="T2">z.B. </text:span><text:span text:style-name="T8">optionB = optionA.map(f)</text:span><text:span text:style-name="T2"> wobei</text:span></text:p>
                  </text:list-item>
                  <text:list-item>
                    <text:p><text:span text:style-name="T17">Function</text:span><text:span text:style-name="T18">&lt;T, T&gt; f = t → ...</text:span><text:span text:style-name="T7"> </text:span></text:p>
                  </text:list-item>
                </text:list>
              </text:list-item>
              <text:list-item>
                <text:p>Java's Optional ist inkorrekt, da <text:span text:style-name="T4">null</text:span> als Ergebnis einer Funktion den Kontext von Some auf None wechselt!</text:p>
              </text:list-item>
            </text:list>
            <text:list text:style-name="L3">
              <text:list-item>
                <text:p><text:span text:style-name="T7">OptionalComparison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ption</text:p>
          </draw:text-box>
        </draw:frame>
        <draw:frame presentation:style-name="pr2" draw:layer="layout" svg:width="25.199cm" svg:height="9.134cm" svg:x="1.27cm" svg:y="3.81cm" presentation:class="outline" presentation:user-transformed="true">
          <draw:text-box>
            <text:list text:style-name="L2">
              <text:list-item>
                <text:p>Korrekt:</text:p>
                <text:list>
                  <text:list-item>
                    <text:p><text:span text:style-name="T9">map: </text:span>Some&lt;T&gt; → Some&lt;T&gt;</text:p>
                  </text:list-item>
                  <text:list-item>
                    <text:p>flatMap: Some&lt;T&gt; → Some&lt;T&gt;</text:p>
                  </text:list-item>
                </text:list>
              </text:list-item>
              <text:list-item>
                <text:p><text:span text:style-name="T9">Java's Optional verhält sich nicht monadisch: </text:span></text:p>
                <text:list>
                  <text:list-item>
                    <text:p><text:span text:style-name="T9">Optional.of(null) =&gt; NPE</text:span></text:p>
                  </text:list-item>
                  <text:list-item>
                    <text:p><text:span text:style-name="T9">f : T → T U {null}</text:span></text:p>
                  </text:list-item>
                  <text:list-item>
                    <text:p><text:span text:style-name="T21">if</text:span><text:span text:style-name="T9"> f(x) = null</text:span></text:p>
                    <text:list>
                      <text:list-item>
                        <text:p><text:span text:style-name="T9">Some(Integer).map(f) = None</text:span></text:p>
                      </text:list-item>
                      <text:list-item>
                        <text:p><text:span text:style-name="T22">Some(Integer).flatMap(f) =&gt; NPE</text:span><text:span text:style-name="T22"><text:tab/></text:span><text:span text:style-name="T2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Either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14" draw:text-style-name="P10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865cm" svg:height="0.986cm" svg:x="17.827cm" svg:y="6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draw:layer="layout" svg:width="1.678cm" svg:height="1.216cm" svg:x="16.301cm" svg:y="6.85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59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ither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"entweder oder"-Rückgabetyp </text:p>
              </text:list-item>
              <text:list-item>
                <text:p><text:span text:style-name="T12">Praktische Alternative zu checked exceptions und GOTO-artigen Exception-gesteuerten Programmabläufen </text:span></text:p>
              </text:list-item>
              <text:list-item>
                <text:p><text:span text:style-name="T23">Konvention: </text:span><text:span text:style-name="T8">Either&lt;ErrorType, </text:span><text:span text:style-name="T7">ResultType&gt;</text:span></text:p>
              </text:list-item>
            </text:list>
            <text:list text:style-name="L3">
              <text:list-item>
                <text:p><text:span text:style-name="T14">EitherReturn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Try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19" draw:text-style-name="P9" draw:layer="layout" svg:width="1.524cm" svg:height="1.216cm" svg:x="19.458cm" svg:y="6.85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0" draw:layer="layout" svg:width="3.271cm" svg:height="0.986cm" svg:x="16.347cm" svg:y="6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578cm" svg:height="0.986cm" svg:x="5.661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Try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rennung des Fangens und Behandelns von Exceptions</text:p>
              </text:list-item>
              <text:list-item>
                <text:p><text:span text:style-name="T8">Try.</text:span><text:span text:style-name="T7">&lt;ReturnType&gt;of(() → ...) </text:span></text:p>
                <text:list>
                  <text:list-item>
                    <text:p>keine Exception =&gt; <text:span text:style-name="T7">Success</text:span> mit Rückgabewert</text:p>
                  </text:list-item>
                  <text:list-item>
                    <text:p><text:span text:style-name="T9">Exception =&gt; </text:span><text:span text:style-name="T18">Failure</text:span><text:span text:style-name="T9"> mit Throwable</text:span></text:p>
                  </text:list-item>
                </text:list>
              </text:list-item>
              <text:list-item>
                <text:p><text:span text:style-name="T9">Monadisches Verhalten a la Option</text:span></text:p>
              </text:list-item>
              <text:list-item>
                <text:p><text:span text:style-name="T9">Chaining ohne Behandeln möglich!</text:span></text:p>
              </text:list-item>
            </text:list>
            <text:list text:style-name="L3">
              <text:list-item>
                <text:p><text:span text:style-name="T18">ExceptionHandlingTry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Validation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21" draw:text-style-name="P9" draw:layer="layout" svg:width="2.2cm" svg:height="1.216cm" svg:x="8.468cm" svg:y="6.912cm">
          <text:p text:style-name="P6"><text:span text:style-name="T1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4.466cm" svg:height="0.986cm" svg:x="16.362cm" svg:y="6.9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578cm" svg:height="0.986cm" svg:x="5.661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Valida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Funktionales Validierungskonzept</text:p>
              </text:list-item>
              <text:list-item>
                <text:p>Verwendung ähnlich Try</text:p>
              </text:list-item>
            </text:list>
            <text:list text:style-name="L3">
              <text:list-item>
                <text:p><text:span text:style-name="T7">ValidationExample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Pattern Matching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14" draw:text-style-name="P10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4.466cm" svg:height="0.986cm" svg:x="16.362cm" svg:y="6.9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578cm" svg:height="0.986cm" svg:x="5.661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0" draw:layer="layout" svg:width="2.121cm" svg:height="0.986cm" svg:x="8.547cm" svg:y="6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draw:layer="layout" svg:width="1.778cm" svg:height="1.216cm" svg:x="10.668cm" svg:y="6.912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attern Matching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Mix aus s</text:span>witch-case, If-elseif-else und ternären Ausdrücken</text:p>
              </text:list-item>
              <text:list-item>
                <text:p><text:span text:style-name="T2">Kontrollstruktur basierend auf einem Eingabewert wie s</text:span>witch-case</text:p>
              </text:list-item>
              <text:list-item>
                <text:p><text:span text:style-name="T2">Flexible Prädikate wie </text:span>If-elseif-else</text:p>
              </text:list-item>
              <text:list-item>
                <text:p><text:span text:style-name="T2">Immer ein Rückgabewert wie </text:span>ternäre Ausdrück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attern Matching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plant die zukünftige Unterstützung von <text:line-break/>Decomposition-Patterns</text:p>
                <text:p/>
                <text:p/>
              </text:list-item>
              <text:list-item>
                <text:p>Aktuell nur wenige Patterns</text:p>
              </text:list-item>
              <text:list-item>
                <text:p>Eigene Patterns über Code-Generation möglich</text:p>
              </text:list-item>
              <text:list-item>
                <text:p>Meinung: Schlechtes Aufwand-Nutzen-Verhältnis<text:line-break/>Es bleibt eben Java ;) </text:p>
              </text:list-item>
            </text:list>
          </draw:text-box>
        </draw:frame>
        <draw:frame draw:style-name="gr25" draw:text-style-name="P3" draw:layer="layout" svg:width="15.316cm" svg:height="3.048cm" svg:x="11.608cm" svg:y="5.08cm">
          <draw:image xlink:href="Pictures/100000000000021300000063712AA40A0B64532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Funktionen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0" draw:layer="layout" svg:width="5.441cm" svg:height="0.986cm" svg:x="8.484cm" svg:y="6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draw:layer="layout" svg:width="4.524cm" svg:height="0.986cm" svg:x="16.363cm" svg:y="6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3.912cm" svg:height="2.487cm" svg:x="4.572cm" svg:y="5.49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unktione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Java beinhaltet nur <text:span text:style-name="T7">Function&lt;I, O&gt;</text:span> und <text:span text:style-name="T7">BiFunction&lt;I, J, O&gt;</text:span></text:p>
              </text:list-item>
              <text:list-item>
                <text:p>Vavr bringt <text:span text:style-name="T7">Function0..8</text:span> wobei 0..8 Parameter</text:p>
              </text:list-item>
              <text:list-item>
                <text:p>Zusätzlich <text:span text:style-name="T7">CheckedFunction0..8</text:span> für Checked Exceptions =&gt; <text:span text:style-name="T7">Throwable</text:span> wird weitergereicht</text:p>
              </text:list-item>
              <text:list-item>
                <text:p><text:span text:style-name="T23">Lifting: Funktion wird in eine Funktion gepackt, die </text:span><text:span text:style-name="T8">Option/Try</text:span><text:span text:style-name="T2"> als Ergebnis hat und bei Exeception </text:span><text:span text:style-name="T7">None/Failure</text:span> ist.</text:p>
              </text:list-item>
            </text:list>
            <text:list text:style-name="L6">
              <text:list-item>
                <text:p><text:span text:style-name="T7">FunctionsAndExceptions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eatures von Vavr Funktione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mpositon: </text:p>
                <text:list>
                  <text:list-item>
                    <text:p>n-äre Funktionen mit unären Funktionen umschließen</text:p>
                  </text:list-item>
                </text:list>
              </text:list-item>
              <text:list-item>
                <text:p>Partial Application:</text:p>
                <text:list>
                  <text:list-item>
                    <text:p>n-äre Funktionen in m-äre Funktionen überführen <text:line-break/>wobei m &lt; n und n – m Parameter fixiert werden</text:p>
                  </text:list-item>
                </text:list>
              </text:list-item>
              <text:list-item>
                <text:p>Currying:</text:p>
                <text:list>
                  <text:list-item>
                    <text:p><text:span text:style-name="T9">n-äre Funktion in verschachtelte unäre Funktionen </text:span>überführen</text:p>
                  </text:list-item>
                </text:list>
              </text:list-item>
              <text:list-item>
                <text:p>Memoization:</text:p>
                <text:list>
                  <text:list-item>
                    <text:p>Caching von Ergebnissen für bereits berechnete Eingabewer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Future und Promise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29" draw:text-style-name="P9" draw:layer="layout" svg:width="3.68cm" svg:height="1.216cm" svg:x="20.958cm" svg:y="6.85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0" draw:layer="layout" svg:width="4.541cm" svg:height="0.986cm" svg:x="16.287cm" svg:y="6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578cm" svg:height="0.986cm" svg:x="5.661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11.981cm" svg:height="0.99cm" svg:x="1.989cm" svg:y="6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Future und Promise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Future:</text:p>
                <text:list>
                  <text:list-item>
                    <text:p>Funktionale Alternative zu Java's CompletableFuture</text:p>
                  </text:list-item>
                  <text:list-item>
                    <text:p>Berechnung, die den aufrufenden Thread nicht blockiert</text:p>
                  </text:list-item>
                  <text:list-item>
                    <text:p>Blockieren und Abbruch bei Bedarf möglich</text:p>
                  </text:list-item>
                  <text:list-item>
                    <text:p>Elegante callbacks basierend auf Try</text:p>
                  </text:list-item>
                </text:list>
              </text:list-item>
              <text:list-item>
                <text:p>Promise = "Mutable Future"</text:p>
              </text:list-item>
            </text:list>
            <text:list text:style-name="L3">
              <text:list-item>
                <text:p><text:span text:style-name="T7">FutureAndPromise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ndexedSeq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9" draw:layer="layout" svg:width="5.235cm" svg:height="2.487cm" svg:x="0.449cm" svg:y="9.39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8.275cm" svg:height="0.986cm" svg:x="16.363cm" svg:y="6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11.981cm" svg:height="0.99cm" svg:x="1.989cm" svg:y="6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ndexedSeq</text:span>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Seq</text:span> interface beschreibt funktionale API</text:p>
              </text:list-item>
              <text:list-item>
                <text:p><text:span text:style-name="T7">IndexedSeq</text:span> = Indizierte statt verketteten Strukturen</text:p>
              </text:list-item>
              <text:list-item>
                <text:p>Klassen haben folgende interne Datenstrukturen:</text:p>
                <text:list>
                  <text:list-item>
                    <text:p><text:span text:style-name="T7">Array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6">&gt;</text:span> <text:tab/><text:span text:style-name="T7">Object[]</text:span> <text:tab/><text:tab/><text:tab/><text:tab/><text:tab/><text:tab/> <text:tab/><text:tab/><text:tab/> <text:tab/>(ähnlich <text:span text:style-name="T7">ArrayList</text:span><text:span text:style-name="T6">)</text:span></text:p>
                  </text:list-item>
                  <text:list-item>
                    <text:p><text:span text:style-name="T7">CharSeq</text:span><text:span text:style-name="T7"><text:tab/></text:span><text:span text:style-name="T6">&gt; </text:span><text:span text:style-name="T6"><text:tab/></text:span><text:span text:style-name="T7">String</text:span></text:p>
                  </text:list-item>
                  <text:list-item>
                    <text:p><text:span text:style-name="T7">Vector</text:span><text:span text:style-name="T6"> </text:span><text:span text:style-name="T6"><text:tab/></text:span><text:span text:style-name="T6">&gt; </text:span><text:span text:style-name="T6"><text:tab/></text:span><text:span text:style-name="T7">BitMappedTrie </text:span><text:span text:style-name="T7"><text:tab/></text:span><text:span text:style-name="T6">(Vavr Datenstruktur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Map und Set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9" draw:layer="layout" svg:width="13.229cm" svg:height="3.503cm" svg:x="11.43cm" svg:y="8.382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8.275cm" svg:height="0.986cm" svg:x="16.363cm" svg:y="6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draw:layer="layout" svg:width="5.198cm" svg:height="1.063cm" svg:x="0.462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11.981cm" svg:height="0.99cm" svg:x="1.989cm" svg:y="6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Map und Set</text:span>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mmutable Maps/Sets mit funktionaler API</text:p>
              </text:list-item>
              <text:list-item>
                <text:p><text:span text:style-name="T7">Map</text:span> hat kein Entry-Modell</text:p>
              </text:list-item>
              <text:list-item>
                <text:p><text:span text:style-name="T7">Map</text:span> implementiert <text:span text:style-name="T7">Traversable&lt;Tuple2&lt;K, V&gt;&gt;</text:span></text:p>
              </text:list-item>
              <text:list-item>
                <text:p><text:span text:style-name="T6">Sets sind Maps mit K=V</text:span></text:p>
              </text:list-item>
              <text:list-item>
                <text:p>Unterschiede in Speicherung:</text:p>
                <text:list>
                  <text:list-item>
                    <text:p><text:span text:style-name="T7">TreeMap/-Set</text:span> <text:tab/><text:tab/><text:tab/><text:tab/><text:tab/><text:tab/> <text:tab/> <text:tab/><text:tab/><text:tab/> <text:tab/>&gt; Binärer Suchbaum (RB)</text:p>
                  </text:list-item>
                  <text:list-item>
                    <text:p><text:span text:style-name="T7">HashMap/-Set</text:span><text:tab/> <text:tab/><text:tab/><text:tab/> <text:tab/><text:tab/><text:tab/><text:tab/><text:tab/><text:tab/> <text:tab/>&gt; <text:span text:style-name="T7">HashArrayMappedTrie</text:span> </text:p>
                  </text:list-item>
                  <text:list-item>
                    <text:p><text:span text:style-name="T7">LinkedHashMap/-Set</text:span> <text:tab/>&gt; <text:span text:style-name="T7">HashMap</text:span> + <text:span text:style-name="T7">Que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Map und Set</text:span></text:p>
          </draw:text-box>
        </draw:frame>
        <draw:frame draw:style-name="standard" draw:layer="layout" svg:width="24.635cm" svg:height="6.779cm" svg:x="1.624cm" svg:y="3.9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><text:span text:style-name="T24">contains(key)</text:span></text:p>
              </table:table-cell>
              <table:table-cell>
                <text:p><text:span text:style-name="T24">add/put</text:span></text:p>
              </table:table-cell>
              <table:table-cell>
                <text:p><text:span text:style-name="T24">remove</text:span></text:p>
              </table:table-cell>
              <table:table-cell>
                <text:p><text:span text:style-name="T24">min</text:span></text:p>
              </table:table-cell>
            </table:table-row>
            <table:table-row table:style-name="ro1" table:default-cell-style-name="ce1">
              <table:table-cell table:style-name="ce2">
                <text:p><text:span text:style-name="T24">TreeMap</text:span></text:p>
                <text:p><text:span text:style-name="T24">TreeSet</text:span></text:p>
              </table:table-cell>
              <table:table-cell>
                <text:p><text:span text:style-name="T25">log n</text:span></text:p>
              </table:table-cell>
              <table:table-cell>
                <text:p><text:span text:style-name="T25">log n</text:span></text:p>
              </table:table-cell>
              <table:table-cell>
                <text:p><text:span text:style-name="T25">log n</text:span></text:p>
              </table:table-cell>
              <table:table-cell>
                <text:p><text:span text:style-name="T25">log n</text:span></text:p>
              </table:table-cell>
            </table:table-row>
            <table:table-row table:style-name="ro1" table:default-cell-style-name="ce1">
              <table:table-cell table:style-name="ce2">
                <text:p><text:span text:style-name="T24">HashMap</text:span></text:p>
                <text:p><text:span text:style-name="T24">HashSet</text:span></text:p>
              </table:table-cell>
              <table:table-cell>
                <text:p><text:span text:style-name="T25">1*</text:span></text:p>
              </table:table-cell>
              <table:table-cell>
                <text:p><text:span text:style-name="T25">1*</text:span></text:p>
              </table:table-cell>
              <table:table-cell>
                <text:p><text:span text:style-name="T25">1*</text:span></text:p>
              </table:table-cell>
              <table:table-cell>
                <text:p><text:span text:style-name="T25">n</text:span></text:p>
              </table:table-cell>
            </table:table-row>
            <table:table-row table:style-name="ro1" table:default-cell-style-name="ce1">
              <table:table-cell table:style-name="ce2">
                <text:p><text:span text:style-name="T24">LinkedHashMap</text:span></text:p>
                <text:p><text:span text:style-name="T24">LinkedHashMapSet</text:span></text:p>
              </table:table-cell>
              <table:table-cell>
                <text:p><text:span text:style-name="T25">1*</text:span></text:p>
              </table:table-cell>
              <table:table-cell>
                <text:p><text:span text:style-name="T25">n</text:span></text:p>
              </table:table-cell>
              <table:table-cell>
                <text:p><text:span text:style-name="T25">n</text:span></text:p>
              </table:table-cell>
              <table:table-cell>
                <text:p><text:span text:style-name="T25">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6" draw:text-style-name="P11" draw:layer="layout" svg:width="16.847cm" svg:height="1.361cm" svg:x="10.585cm" svg:y="12.192cm">
          <draw:text-box>
            <text:p><text:span text:style-name="T3">* effektiv konstant unter einer angenommenen Verteilung der Hash-Werte</text:span></text:p>
            <text:p><text:span text:style-name="T3">Quelle: </text:span><text:span text:style-name="T3"><text:a xlink:href="https://www.vavr.io/vavr-docs/#_performance_characteristics" xlink:type="simple">https://www.vavr.io/vavr-docs/#_performance_characteristics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Tree und Iterator</text:span></text:p>
          </draw:text-box>
        </draw:frame>
        <draw:frame draw:style-name="gr2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3" draw:text-style-name="P7" draw:layer="layout" svg:width="12.192cm" svg:height="0.806cm" svg:x="15.494cm" svg:y="11.884cm">
          <draw:text-box>
            <text:p><text:span text:style-name="T3">Quelle: </text:span><text:span text:style-name="T3"><text:a xlink:href="https://www.vavr.io/vavr-docs/#_usage_guide" xlink:type="simple">https://www.vavr.io/vavr-docs/#_usage_guide</text:a></text:span></text:p>
          </draw:text-box>
        </draw:frame>
        <draw:custom-shape draw:style-name="gr7" draw:text-style-name="P8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draw:layer="layout" svg:width="3.302cm" svg:height="1.217cm" svg:x="24.384cm" svg:y="10.668cm">
          <text:p text:style-name="P6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8.275cm" svg:height="0.986cm" svg:x="16.363cm" svg:y="6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0" draw:layer="layout" svg:width="17.371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draw:layer="layout" svg:width="5.198cm" svg:height="1.063cm" svg:x="0.462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11.981cm" svg:height="0.99cm" svg:x="1.989cm" svg:y="6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ree und Iterator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pring Data Integra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Quelle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User Guide<text:line-break/><text:a xlink:href="https://www.vavr.io/vavr-docs/" xlink:type="simple">https://www.vavr.io/vavr-docs/</text:a></text:p>
              </text:list-item>
              <text:list-item>
                <text:p>Vavr Source code <text:line-break/><text:a xlink:href="https://github.com/vavr-io/vavr" xlink:type="simple">https://github.com/vavr-io/vavr</text:a></text:p>
              </text:list-item>
              <text:list-item>
                <text:p>Functors, Applicatives, And Monads In Pictures<text:line-break/><text:a xlink:href="http://adit.io/posts/2013-04-17-functors,_applicatives,_and_monads_in_pictures.html" xlink:type="simple">http://adit.io/posts/2013-04-17-functors,_applicatives,_and_monads_in_pictures.html</text:a></text:p>
              </text:list-item>
              <text:list-item>
                <text:p>Monad (functional programming)<text:line-break/><text:a xlink:href="https://en.wikipedia.org/wiki/Monad_(functional_programming" xlink:type="simple">https://en.wikipedia.org/wiki/Monad_(functional_programming</text:a>)</text:p>
              </text:list-item>
              <text:list-item>
                <text:p>Introduction to Future in Vavr<text:line-break/><text:a xlink:href="https://www.baeldung.com/vavr-future" xlink:type="simple">https://www.baeldung.com/vavr-future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8T11:53:32.808038452</meta:creation-date>
    <dc:date>2020-06-11T10:49:21.525962704</dc:date>
    <meta:editing-duration>PT12H7M48S</meta:editing-duration>
    <meta:editing-cycles>82</meta:editing-cycles>
    <meta:generator>LibreOffice/6.0.7.3$Linux_X86_64 LibreOffice_project/00m0$Build-3</meta:generator>
    <meta:document-statistic meta:object-count="283"/>
  </office:meta>
</office:document-meta>
</file>